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esting little explanation of why animals eat might eat in meals instead of evenly distributed eating:</text:p>
      <text:p text:style-name="Standard"/>
      <text:p text:style-name="Standard"><text:a xlink:type="simple" xlink:href="http://books.google.com/books?id=BeMbldFPa7IC&amp;pg=PA179&amp;lpg=PA179&amp;dq=%22animals+eat+in+meals%22&amp;source=bl&amp;ots=WCapfPnBob&amp;sig=Nf80Jf9Tr9sqSAnbDHwijsg0UWs&amp;hl=en&amp;sa=X&amp;ei=pFJEU-LuJanlyQGj0IGQBA&amp;ved=0CCkQ6AEwAA#v=onepage&amp;q=%22animals%20eat%20in%20meals%22&amp;f=false">http://books.google.com/books?id=BeMbldFPa7IC&amp;pg=PA179&amp;lpg=PA179&amp;dq=%22animals+eat+in+meals%22&amp;source=bl&amp;ots=WCapfPnBob&amp;sig=Nf80Jf9Tr9sqSAnbDHwijsg0UWs&amp;hl=en&amp;sa=X&amp;ei=pFJEU-LuJanlyQGj0IGQBA&amp;ved=0CCkQ6AEwAA#v=onepage&amp;q=%22animals%20eat%20in%20meals%22&amp;f=false</text:a></text:p>
      <text:p text:style-name="Standard"/>
      <text:p text:style-name="Standard">"The expanation of why animals eat in meals seems to be: (a) they eat much faster than they metabolize, so they don't need to eat all the time; (b) so long as food is available, it's more efficient to eat in bursts than slowly throughout the day; but (c) the potential size of the burst is limitied by inernal holding capacity (i.e., stomach size, for short-term storage, and fat reserves, for long-term storage). The holding capacity, in turn, is limited by its cost, in terms of metabolic maintenance and reduced mobility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19S</meta:editing-duration>
    <meta:editing-cycles>3</meta:editing-cycles>
    <meta:generator>OpenOffice/4.0.0$Win32 OpenOffice.org_project/400m3$Build-9702</meta:generator>
    <dc:date>2014-04-08T14:59:45.80</dc:date>
    <meta:document-statistic meta:table-count="0" meta:image-count="0" meta:object-count="0" meta:page-count="1" meta:paragraph-count="3" meta:word-count="108" meta:character-count="888"/>
    <dc:creator>Brendan LoBuglio</dc:creator>
    <meta:user-defined meta:name="Info 1"/>
    <meta:user-defined meta:name="Info 2"/>
    <meta:user-defined meta:name="Info 3"/>
    <meta:user-defined meta:name="Info 4"/>
  </office:meta>
</office:document-meta>
</file>